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6].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7].</text:p>
      <text:p text:style-name="Text_20_body">The memory hierarchy is not static but evolves with technological advancements, leading to some blurring of these distinct layers[8].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9].</text:p>
      <text:p text:style-name="Text_20_body">User space is the memory segment where applications and certain drivers store their memory[10].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0].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1].</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2].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3].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4].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5].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6].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7]. It aspires to combine the best qualities of TCP and UDP [18].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19].</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0].</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1].</text:p>
      <text:p text:style-name="Text_20_body">Today, FUSE is widely utilized to mount high-level external services as file systems. For instance, it can be used to mount remote AWS S3 buckets with <text:span text:style-name="Source_Text">s3fs</text:span>[22] or to mount a remote system’s disk via Secure Shell (SSH) with SSHFS [23].</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4].</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5], and the maximum block or chunk size supported by the Kernel’s NBD client is a mere 4KB[26].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foremost characteristic of pre-copy migration is its ‘run-while-copy’ nature. In other words, the copying of data from the source to the destination occurs concurrently while the virtual machine (VM) continues to operate. This method is also applicable in a generic migration context where an application or another data state is being updated.</text:p>
      <text:p text:style-name="Text_20_body">In the case of a VM, the pre-copy migration procedure commences with the transference of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operation is suspended at the source, enabling the synchronization of the remaining chunks of data to the destination. Once this synchronization process is completed, the operation of the VM is resumed at the destination host.</text:p>
      <text:p text:style-name="Text_20_body">The pre-copy migration process represents a remarkably resilient strategy, especially in instances where there might be network disruption during synchronization. This resilience arises from the fact that, at any given point during migration, the VM is readily available in full either at the source or the destination.</text:p>
      <text:p text:style-name="Text_20_body">However, a limitation in the approach is that, if the VM or application alters too many chunks on the source during migration, it may not be possible to meet the maximum acceptable downtime criteria. Furthermore, maximum permissible downtime is inherently restricted by the available round-trip time (RTT)[27].</text:p>
      <text:p text:style-name="Text_20_body">Despite these constraints, the pre-copy migration strategy offers viable benefits in terms of consistent VM availability and resilience against network disconnections, underlining its potential effectiveness in managing more complex operations incorporating WAN.</text:p>
      <text:h text:style-name="Heading_20_3" text:outline-level="3"><text:bookmark-start text:name="post-copy"/>Post-Copy<text:bookmark-end text:name="post-copy"/></text:h>
      <text:p text:style-name="First_20_paragraph">Post-copy migration is an alternative approach to pre-copy migration in Virtual Machine Live Migration. While pre-copy migration operates by copying data before the VM halt, post-copy migration opts for another strategy: it immediately suspends the VM operation on the source, moves it to the destination, and resumes it – all with only a minimal subset of data or ‘chunks’.</text:p>
      <text:p text:style-name="Text_20_body">The process initiates with the prompt suspension of the VM on the source system. It is then relocated to the destination with only some essential chunks of data involved in the transfer. Upon reaching the destination, the VM operation is resumed.</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in its address space. This triggers the system to retrieve the missing chunk from the source host, enabling the VM to continue its operations.</text:p>
      <text:p text:style-name="Text_20_body">The main advantage post-copy migration offers centers around the fact that it eliminates the necessity of re-transmitting chunks of ‘dirty’ or changed data before hitting the maximum tolerable downtime – quite unlike the pre-copy strategy. This process not only prevents wasteful re-transmission but also economizes data traffic between source and destination to some extent.</text:p>
      <text:p text:style-name="Text_20_body">However, this approach is not without its drawbacks. Post-copy migration could potentially lead to extended migration times. This is primarily as a consequence of its ‘fetch-on-demand’ model for retrieving chunks, a model highly sensitive to network latency and round-trip time (RTT). This essentially means that the time taken for data to travel to the destination and then for an acknowledgement of receipt to return to the source can affect the overall efficiency of the migration[27].</text:p>
      <text:h text:style-name="Heading_20_3" text:outline-level="3"><text:bookmark-start text:name="workload-analysis"/>Workload Analysis<text:bookmark-end text:name="workload-analysis"/></text:h>
      <text:p text:style-name="First_20_paragraph">The research article “Reducing Virtual Machine Live Migration Overhead via Workload Analysis” explores strategies to determine the most suitable timing for virtual machine (VM) migration[28]. Even though the study chiefly focuses on virtual machines, the methodologies proposed could be adapted for use with various other applications or migration circumstances.</text:p>
      <text:p text:style-name="Text_20_body">The method proposed in the study identifies cyclical workload patterns of VMs and leverages this knowledge to delay migration when beneficial. This is achieved by analyzing recurring patterns that may unnecessarily postpone VM migration, and identifying optimal cycles within which VMs can be migrated. For instance, in the realm of VM usage, such cycles could be triggered by a large application’s Garbage Collection (GC) that results in numerous changes to VM memory.</text:p>
      <text:p text:style-name="Text_20_body">When migration is proposed, the system verifies whether it is in an optimal cycle that is conducive to migration. If it is, the migration proceeds; if not, the migration is postponed until the next cycle. This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improvement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the entire dataset into memory. They form the backbone of modular and efficient data processing techniques, each concept having its unique characteristics and use cases.</text:p>
      <text:p text:style-name="Text_20_body">A stream represents a continuous sequence of data, serving as a conduit between different points in a system. Streams can be either a source or a destination for data. Examples include files, network connections, and standard input/output devices, amongst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29].</text:p>
      <text:p text:style-name="Text_20_body">On the other hand, a pipeline comprises a series of data processing stages, wherein the output of one stage directly serves as the input to the next. It’s this chain of processing stages that forms a ‘pipeline.’ Pipelines allow for stages to often run concurrently—this parallel execution often results in a significant performance improvement due to a higher degree of concurrency.</text:p>
      <text:p text:style-name="Text_20_body">One of the classic examples of pipelines is the instruction pipeline in CPUs, where different stages of instruction execution—fetch, decode, execute, and writeback—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UNIX and Linux command-line interfaces.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0].</text:p>
      <text:h text:style-name="Heading_20_2" text:outline-level="2"><text:bookmark-start text:name="grpc"/>gRPC<text:bookmark-end text:name="grpc"/></text:h>
      <text:p text:style-name="First_20_paragraph">The gRPC is an open-source, high-performance remote procedure call (RPC) framework developed by Google in 2015. The gRPC framework is central to numerous data communication processes and is recognized for its cross-platform compatibility, supporting a variety of languages including Go, Rust, JavaScript and more. The gRPC maintains its development under the auspices of the Cloud Native Computing Foundation (CNCF), further emphasizing its integration within the realm of cloud services.</text:p>
      <text:p text:style-name="Text_20_body">One of the notable features of the gRPC is its usage of HTTP/2 as the transport protocol. This allows it to exploit beneficial capabilities of HTTP/2 such as header compression, which minimizes bandwidth usage, and request multiplexing, enabling multiple requests to be sent concurrently over a single TCP connection.</text:p>
      <text:p text:style-name="Text_20_body">In addition to HTTP/2, gRPC utilizes Protocol Buffers (protobuf) as the Interface Definition Language (IDL) and wire format. Protobuf is a compact, high-performing, and language-neutral mechanism for data serialization. This makes it preferable over the more verbose and slower JSON format often employed in REST APIs. Protobuf’s performance and universality facilitate faster data exchange, making it a prime choice for the gRPC framework.</text:p>
      <text:p text:style-name="Text_20_body">One of the fundamental strengths of the gRPC framework is its support for various types of RPCs. It accommodates unary RPCs where the client sends a single request to the server and receives a single response in return, mirroring the functionality of a traditional function call. It also supports server-streaming RPCs, wherein the client sends a request, and the server responds with a stream of messages. Conversely, in client-streaming RPCs, the client sends a stream of messages to a server in response to a request. Further, it also supports bidirectional RPCs, wherein both client and server can read and write independently of the other.</text:p>
      <text:p text:style-name="Text_20_body">What distinguishes gRPC is its pluggable structure that allows for added functionalities such as load balancing, tracing, health checking, and authentication. These features make it a comprehensive solution for efficient and effective communication mechanisms[31].</text:p>
      <text:h text:style-name="Heading_20_2" text:outline-level="2"><text:bookmark-start text:name="redis"/>Redis<text:bookmark-end text:name="redis"/></text:h>
      <text:p text:style-name="First_20_paragraph">Redis, an acronym for ‘REmote DIctionary Server,’ is an in-memory data structure store, primarily utilized as a database, cache, or message broker. Introduced by Salvatore Sanfilippo in 2009, Redis lends itself to high-speed and efficient data management, thus positioning itself as a key resource in numerous applications demanding rapid data processing.</text:p>
      <text:p text:style-name="Text_20_body">Setting it apart from other NoSQL databases, Redis supports a multitude of data structures, including lists, sets, hashes, and bitmaps. These differing data types allow for versatile data manipulation capabilities. Thus, in scenarios where a diverse set of data types need to be managed concurrently, Redis supplies a fitting solution[32].</text:p>
      <text:p text:style-name="Text_20_body">One of the primary drivers for Redis’s speed is its reliance on in-memory data storage. By storing data in memory rather than on disk, Redis enables low-latency reads and writes, contributing to the technology’s overall capacity for swift, efficient data operations.</text:p>
      <text:p text:style-name="Text_20_body">But while the primary domain of Redis resides in in-memory operations, the technology also accommodates persistence—it can store data on disk. This feature broadens the use cases for Redis, allowing it to handle applications that require long-term data storage, albeit not being its initial intent.</text:p>
      <text:p text:style-name="Text_20_body">Another noteworthy aspect of Redis is its non-blocking I/O model. This paradigm facilitates efficient data transfer operations, eliminating the necessity for waiting times during data-processing tasks. As such, Redis can offer near real-time data processing capabilities—a key attribute in many modern digital contexts, especially those involving stream data processing and live analytics.</text:p>
      <text:p text:style-name="Text_20_body">Further expanding on its versatility, Redis incorporates a publish-subscribe (pub-sub) system. This empowers it to function as a message broker, where messages are published to ‘channels’ and delivered to all the ‘subscribers’ interested in those channels. This feature is particularly useful when it comes to real-time event notifications in web applications or the distribution of tasks among worker nodes in high-performance computing setups[33].</text:p>
      <text:h text:style-name="Heading_20_2" text:outline-level="2"><text:bookmark-start text:name="s3-and-minio"/>S3 and Minio<text:bookmark-end text:name="s3-and-minio"/></text:h>
      <text:p text:style-name="First_20_paragraph">Amazon’s Simple Storage Service (S3) and Minio are two contemporary solutions providing storage functionality, each with unique characteristics and use cases.</text:p>
      <text:p text:style-name="Text_20_body">S3 is a scalable object storage service crafted for data-intensive tasks, befitting anything from small deployments to large-scale applications. It is one of the prominent services offered by Amazon Web Services, a leading provider of cloud computing resour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catering to different needs, whether the requirement is for frequent data access, infrequent data retrieval, or long-term archival. This flexibility ensures the service can meet a wide array of business and application demands. S3 also comes equipped with comprehensive security provisions. This includes authentication and authorization mechanisms, critical for data privacy and access control.</text:p>
      <text:p text:style-name="Text_20_body">Communication with S3 is facilitated through an exposed HTTP API. Users and applications can interact with the stored data—including files and folders—via this API, allowing for seamless data manipulation and retrieval[34].</text:p>
      <text:p text:style-name="Text_20_body">On the contrary, Minio represents a different approach towards storage solutions. It is an open-source storage server, underlining compatibility with Amazon S3’s API. Written in the Go programming language, Minio is lightweight and straightforward, tailored for deployments requiring simplicity without sacrificing core functionality. Being open-source, users have the ability to view, modify, and distribute Minio’s source code, fostering community-driven development and innovation.</text:p>
      <text:p text:style-name="Text_20_body">A critical distinction of Minio is its suitability for on-premises hosting. Organizations with specific security regulations or those preferring to maintain direct control over their data could find Minio a fitting choice. Moreover, Minio supports horizontal scalability, designed to distribute large quantities of data across multiple nodes. This feature aids in optimizing storage efficiency, data access times, and overall capability to handle growing data volumes[35].</text:p>
      <text:h text:style-name="Heading_20_2" text:outline-level="2"><text:bookmark-start text:name="cassandra-and-scyllladb"/>Cassandra and ScylllaDB<text:bookmark-end text:name="cassandra-and-scyllladb"/></text:h>
      <text:p text:style-name="First_20_paragraph">Apache Cassandra and ScyllaDB are compelling wide-column NoSQL databases, each tailored for large-scale, distributed data management tasks. They blend Amazon’s Dynamo model’s distributed nature with Google’s Bigtable model’s structure, leading to a highly available, heavy-duty database system.</text:p>
      <text:p text:style-name="Text_20_body">Apache Cassandra is lauded for its scalability and eventual consistency, designed to handle vast amounts of data spread across numerous servers. Unique to Cassandra is the absence of a single point of failure, thus ensuring continuous availability and robustness—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text:p>
      <text:p text:style-name="Text_20_body">Despite its robust capabilities, Cassandra does come with certain limitations. Under heavy load, it experiences high latency that can negatively affect system performance. Besides, it demands complex configuration to correctly fine-tune according to specific needs[36].</text:p>
      <text:p text:style-name="Text_20_body">In response to the perceived shortcomings of Cassandra, ScyllaDB was launched in 2015. It shares design principles with Cassandra—compatibility with Cassandra’s API and data model—but boast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Cassandra’s issues around latency, specifically the 99th percentile latency that impacts system reliability and predictability. In fact, ScyllaDB’s design improvements and performance gains over Cassandra have been endorsed by various benchmarking studies[37].</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7]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8]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9]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0]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1]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2]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3]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4]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5] “Transmission Control Protocol.” RFC 793; J. Postel, Sep. 1981. doi: <text:a xlink:type="simple" xlink:href="https://doi.org/10.17487/RFC0793" office:name=""><text:span text:style-name="Definition">10.17487/RFC0793</text:span></text:a>.</text:p>
        </text:section>
        <text:section text:name="ref-postel1980udp">
          <text:p text:style-name="Text_20_body">[16] “User Datagram Protocol.” RFC 768; J. Postel, Aug. 1980. doi: <text:a xlink:type="simple" xlink:href="https://doi.org/10.17487/RFC0768" office:name=""><text:span text:style-name="Definition">10.17487/RFC0768</text:span></text:a>.</text:p>
        </text:section>
        <text:section text:name="ref-rfc2021quic">
          <text:p text:style-name="Text_20_body">[17]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8]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9]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0]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1]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2]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3]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5]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6]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7]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8]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9] T. Akidau, S. Chernyak, and R. Lax, <text:span text:style-name="T1">Streaming systems</text:span>. Sebastopol, CA: O’Reilly Media, Inc., 2018.</text:p>
        </text:section>
        <text:section text:name="ref-peek1994unix">
          <text:p text:style-name="Text_20_body">[30] J. D. Peek, <text:span text:style-name="T1">UNIX power tools</text:span>. Sebastopol, CA; New York: O’Reilly Associates; Bantam Books, 1994.</text:p>
        </text:section>
        <text:section text:name="ref-google2023grpc">
          <text:p text:style-name="Text_20_body">[31]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2] Redis Ltd, “Introduction to redis.” <text:a xlink:type="simple" xlink:href="https://redis.io/docs/about/" office:name=""><text:span text:style-name="Definition">https://redis.io/docs/about/</text:span></text:a>, 2023.</text:p>
        </text:section>
        <text:section text:name="ref-redis2023pubsub">
          <text:p text:style-name="Text_20_body">[33] Redis Ltd, “Redis pub/sub.” <text:a xlink:type="simple" xlink:href="https://redis.io/docs/interact/pubsub/" office:name=""><text:span text:style-name="Definition">https://redis.io/docs/interact/pubsub/</text:span></text:a>, 2023.</text:p>
        </text:section>
        <text:section text:name="ref-aws2023s3">
          <text:p text:style-name="Text_20_body">[3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6]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19T19:51:03Z</meta:creation-date>
    <dc:date>2023-07-19T19:51:03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